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ff00" draw:opacity="32%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773cm" fo:wrap-option="no-wrap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2a6099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2a6099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28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827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0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2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6.157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6.157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ffff0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22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ffff" fo:font-size="11pt" fo:font-weight="bold"/>
    </style:style>
    <style:style style:name="P17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19" style:family="paragraph">
      <style:paragraph-properties fo:text-align="center" style:writing-mode="lr-tb"/>
      <style:text-properties fo:color="#ffffff" fo:font-size="11pt"/>
    </style:style>
    <style:style style:name="P20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1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size="13pt"/>
    </style:style>
    <style:style style:name="P25" style:family="paragraph">
      <style:paragraph-properties fo:text-align="center" style:writing-mode="lr-tb"/>
      <style:text-properties fo:font-size="13pt"/>
    </style:style>
    <style:style style:name="P26" style:family="paragraph">
      <loext:graphic-properties draw:fill-color="#ffff00"/>
      <style:paragraph-properties fo:text-align="center" style:writing-mode="lr-tb"/>
      <style:text-properties fo:font-size="13pt"/>
    </style:style>
    <style:style style:name="P27" style:family="paragraph">
      <loext:graphic-properties draw:fill-color="#2a6099" draw:opacity="52%"/>
      <style:paragraph-properties fo:text-align="center" style:writing-mode="lr-tb"/>
      <style:text-properties fo:color="#ffffff" fo:font-size="11pt" fo:font-weight="bold"/>
    </style:style>
    <style:style style:name="P28" style:family="paragraph">
      <loext:graphic-properties draw:fill-color="#2a6099" draw:opacity="52%"/>
      <style:paragraph-properties fo:text-align="center" style:writing-mode="lr-tb"/>
      <style:text-properties fo:color="#ffffff" fo:font-size="11pt"/>
    </style:style>
    <style:style style:name="P29" style:family="paragraph">
      <style:paragraph-properties fo:text-align="start" style:writing-mode="lr-tb"/>
      <style:text-properties fo:font-size="11pt"/>
    </style:style>
    <style:style style:name="P30" style:family="paragraph">
      <loext:graphic-properties draw:fill-color="#dddddd"/>
      <style:paragraph-properties fo:text-align="start" style:writing-mode="lr-tb"/>
      <style:text-properties fo:font-size="11pt"/>
    </style:style>
    <style:style style:name="P31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3" style:family="paragraph">
      <loext:graphic-properties draw:fill="solid" draw:fill-color="#000000" draw:opacity="9%"/>
      <style:paragraph-properties fo:text-align="center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size="18pt" fo:font-style="italic" style:font-size-asian="24pt" style:font-style-asian="italic" style:font-size-complex="24pt" style:font-style-complex="italic"/>
    </style:style>
    <style:style style:name="P36" style:family="paragraph">
      <loext:graphic-properties draw:fill="solid" draw:fill-color="#729fcf" draw:opacity="11%"/>
      <style:paragraph-properties fo:text-align="center"/>
    </style:style>
    <style:style style:name="P37" style:family="paragraph">
      <loext:graphic-properties draw:fill="solid" draw:fill-color="#ff8000" draw:opacity="10%"/>
      <style:paragraph-properties fo:text-align="center"/>
    </style:style>
    <style:style style:name="P38" style:family="paragraph">
      <loext:graphic-properties draw:fill="solid" draw:fill-color="#81d41a" draw:opacity="10%"/>
      <style:paragraph-properties fo:text-align="center"/>
    </style:style>
    <style:style style:name="P39" style:family="paragraph">
      <loext:graphic-properties draw:fill-color="#808080"/>
      <style:paragraph-properties fo:text-align="start" style:writing-mode="lr-tb"/>
      <style:text-properties fo:font-size="11pt"/>
    </style:style>
    <style:style style:name="P40" style:family="paragraph">
      <loext:graphic-properties draw:fill-color="#eeeeee"/>
      <style:paragraph-properties fo:text-align="start" style:writing-mode="lr-tb"/>
      <style:text-properties fo:font-size="11pt"/>
    </style:style>
    <style:style style:name="P41" style:family="paragraph">
      <loext:graphic-properties draw:fill-color="#ff8000"/>
      <style:paragraph-properties fo:text-align="start" style:writing-mode="lr-tb"/>
      <style:text-properties fo:font-size="11pt"/>
    </style:style>
    <style:style style:name="P42" style:family="paragraph">
      <loext:graphic-properties draw:fill-color="#81d41a"/>
      <style:paragraph-properties fo:text-align="start" style:writing-mode="lr-tb"/>
      <style:text-properties fo:font-size="11pt"/>
    </style:style>
    <style:style style:name="P43" style:family="paragraph">
      <loext:graphic-properties draw:fill-color="#729fcf"/>
      <style:paragraph-properties fo:text-align="start" style:writing-mode="lr-tb"/>
      <style:text-properties fo:font-size="11pt"/>
    </style:style>
    <style:style style:name="P44" style:family="paragraph">
      <loext:graphic-properties draw:fill="solid" draw:fill-color="#ff8000"/>
      <style:paragraph-properties fo:text-align="center"/>
    </style:style>
    <style:style style:name="P45" style:family="paragraph">
      <loext:graphic-properties draw:fill="solid" draw:fill-color="#729fcf"/>
      <style:paragraph-properties fo:text-align="center"/>
    </style:style>
    <style:style style:name="P46" style:family="paragraph">
      <loext:graphic-properties draw:fill="solid" draw:fill-color="#81d41a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48" style:family="paragraph">
      <loext:graphic-properties draw:fill="solid" draw:fill-color="#81d41a" draw:opacity="11%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2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font-size="13pt"/>
    </style:style>
    <style:style style:name="T14" style:family="text">
      <style:text-properties fo:font-size="11pt" fo:font-weight="bold" style:font-weight-asian="bold" style:font-weight-complex="bold"/>
    </style:style>
    <style:style style:name="T15" style:family="text">
      <style:text-properties fo:font-size="11pt" fo:font-style="italic" style:font-style-asian="italic" style:font-style-complex="italic"/>
    </style:style>
    <style:style style:name="T16" style:family="text">
      <style:text-properties fo:color="#000000" fo:font-size="24pt" fo:font-weight="bold" style:font-size-asian="24pt" style:font-size-complex="24pt"/>
    </style:style>
    <style:style style:name="T17" style:family="text">
      <style:text-properties fo:font-size="24pt" fo:font-weight="bold" style:font-size-asian="24pt" style:font-size-complex="24pt"/>
    </style:style>
    <style:style style:name="T18" style:family="text">
      <style:text-properties fo:font-style="italic" style:font-size-asian="24pt" style:font-style-asian="italic" style:font-size-complex="24pt" style:font-style-complex="italic"/>
    </style:style>
    <style:style style:name="T19" style:family="text">
      <style:text-properties fo:font-size="16pt" fo:font-style="italic" style:font-size-asian="24pt" style:font-style-asian="italic" style:font-size-complex="24pt" style:font-style-complex="italic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5.19cm" svg:height="1.58cm" svg:x="4.322cm" svg:y="14.001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19cm" svg:height="1.58cm" svg:x="4.294cm" svg:y="12.196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5.19cm" svg:height="1.58cm" svg:x="25.303cm" svg:y="2.705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3.393cm" svg:height="3.393cm" svg:x="2.169cm" svg:y="1.799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5.19cm" svg:height="1.58cm" svg:x="8.703cm" svg:y="2.705cm">
          <text:p text:style-name="P1"><text:span text:style-name="T1">Serialized </text:span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3.393cm" svg:height="3.393cm" svg:x="36.301cm" svg:y="1.799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<text:span text:style-name="T3">Secret Data </text:span><text:span text:style-name="T3">Encryption </text:span><text:span text:style-name="T3">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367cm" svg:height="1.517cm" svg:x="17.056cm" svg:y="10.309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5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5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5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5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9cm" svg:height="1.58cm" svg:x="32.722cm" svg:y="14.002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5.19cm" svg:height="1.58cm" svg:x="32.694cm" svg:y="12.197cm">
          <text:p text:style-name="P16"><text:span text:style-name="T5">Peer 2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5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5.19cm" svg:height="1.58cm" svg:x="16.653cm" svg:y="22.164cm">
          <text:p text:style-name="P1"><text:span text:style-name="T1">Encrypted</text:span></text:p>
          <text:p text:style-name="P1"><text:span text:style-name="T1">Secret Data Encryption </text:span><text:span text:style-name="T1">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5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3" xml:id="id13" draw:id="id13" draw:layer="layout" svg:width="3.393cm" svg:height="3.393cm" svg:x="2.301cm" svg:y="20.758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3" xml:id="id15" draw:id="id15" draw:layer="layout" svg:width="3.393cm" svg:height="3.393cm" svg:x="35.574cm" svg:y="20.758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5.19cm" svg:height="1.58cm" svg:x="24.294cm" svg:y="18.616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5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18" xml:id="id18" draw:id="id18" draw:layer="layout" svg:width="5.19cm" svg:height="1.58cm" svg:x="32.072cm" svg:y="27.12cm">
          <text:p text:style-name="P16"><text:span text:style-name="T5">Pe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32.044cm" svg:y="25.315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72cm" svg:y="27.121cm">
          <text:p text:style-name="P19"><text:span text:style-name="T7">Peer 2 ETH</text:span></text:p>
          <text:p text:style-name="P1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44cm" svg:y="25.316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5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5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1" draw:layer="layout" svg:width="7.64cm" svg:height="1.505cm" svg:x="9.326cm" svg:y="6.05cm">
          <draw:text-box>
            <text:p><text:span text:style-name="T10">(A) Ephemeral Payload Encryption Keys</text:span></text:p>
          </draw:text-box>
        </draw:frame>
        <draw:frame draw:style-name="gr16" draw:text-style-name="P22" draw:layer="layout" svg:width="7.309cm" svg:height="1.505cm" svg:x="3.659cm" svg:y="16.279cm">
          <draw:text-box>
            <text:p><text:span text:style-name="T11">(B) Client Session Authentication Keys</text:span></text:p>
          </draw:text-box>
        </draw:frame>
        <draw:frame draw:style-name="gr16" draw:text-style-name="P23" draw:layer="layout" svg:width="6.745cm" svg:height="1.505cm" svg:x="10.189cm" svg:y="27.027cm">
          <draw:text-box>
            <text:p><text:span text:style-name="T12">(C) Delegate Certificate Signing Keys</text:span></text:p>
          </draw:text-box>
        </draw:frame>
        <draw:frame draw:style-name="gr17" draw:text-style-name="P24" draw:layer="layout" svg:width="5.978cm" svg:height="0.763cm" svg:x="24.881cm" svg:y="5.142cm">
          <draw:text-box>
            <text:p><text:span text:style-name="T13">E2E Encr. Payload Traffic</text:span></text:p>
          </draw:text-box>
        </draw:frame>
        <draw:frame draw:style-name="gr17" draw:text-style-name="P24" draw:layer="layout" svg:width="6.295cm" svg:height="0.763cm" svg:x="23.618cm" svg:y="16.033cm">
          <draw:text-box>
            <text:p><text:span text:style-name="T13">Request Payload Encr. Key</text:span></text:p>
          </draw:text-box>
        </draw:frame>
        <draw:frame draw:style-name="gr17" draw:text-style-name="P24" draw:layer="layout" svg:width="6.795cm" svg:height="0.763cm" svg:x="15.821cm" svg:y="24.562cm">
          <draw:text-box>
            <text:p><text:span text:style-name="T13">Response Payload Encr. Key</text:span></text:p>
          </draw:text-box>
        </draw:frame>
        <draw:custom-shape draw:style-name="gr18" draw:text-style-name="P26" draw:layer="layout" svg:width="6.071cm" svg:height="1.058cm" svg:x="12.505cm" svg:y="1cm">
          <text:p text:style-name="P25"><text:span text:style-name="T13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09.4861660079 30146.17563739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0.052cm" svg:y="12.267cm">
          <text:p text:style-name="P25"><text:span text:style-name="T13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357.31225296443 32124.6458923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1.36cm" svg:y="25.719cm">
          <text:p text:style-name="P25"><text:span text:style-name="T13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891.6996047431 -11626.0623229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9" draw:text-style-name="P27" xml:id="id28" draw:id="id28" draw:layer="layout" svg:width="5.19cm" svg:height="1.58cm" svg:x="21.945cm" svg:y="7.726cm">
          <text:p text:style-name="P16"><text:span text:style-name="T5">User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29" draw:id="id29" draw:layer="layout" svg:width="5.19cm" svg:height="1.58cm" svg:x="21.945cm" svg:y="5.921cm">
          <text:p text:style-name="P19"><text:span text:style-name="T7">Us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30" draw:id="id30" draw:layer="layout" svg:width="5.855cm" svg:height="2.485cm" svg:x="11.981cm" svg:y="3.4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7" draw:id="id27" draw:layer="layout" svg:width="5.855cm" svg:height="2.485cm" svg:x="11.981cm" svg:y="9.2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1" draw:id="id21" draw:layer="layout" svg:width="5.855cm" svg:height="2.485cm" svg:x="11.981cm" svg:y="22.4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1</text:span></text:p>
          <text:p text:style-name="P29"><text:span text:style-name="T15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xml:id="id25" draw:id="id25" draw:layer="layout" svg:width="5.19cm" svg:height="1.58cm" svg:x="21.945cm" svg:y="13.341cm">
          <text:p text:style-name="P16"><text:span text:style-name="T5">Us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26" draw:id="id26" draw:layer="layout" svg:width="5.19cm" svg:height="1.58cm" svg:x="21.945cm" svg:y="11.536cm">
          <text:p text:style-name="P19"><text:span text:style-name="T7">Us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4" draw:id="id24" draw:layer="layout" svg:width="5.855cm" svg:height="2.485cm" svg:x="11.981cm" svg:y="14.7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2</text:span></text:p>
          <text:p text:style-name="P29"><text:span text:style-name="T15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2" draw:id="id22" draw:layer="layout" svg:width="5.19cm" svg:height="1.58cm" svg:x="21.945cm" svg:y="21.068cm">
          <text:p text:style-name="P16"><text:span text:style-name="T5">Delegate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23" draw:id="id23" draw:layer="layout" svg:width="5.19cm" svg:height="1.58cm" svg:x="21.945cm" svg:y="19.263cm">
          <text:p text:style-name="P19"><text:span text:style-name="T7">Delegate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20" draw:id="id20" draw:layer="layout" svg:width="5.19cm" svg:height="1.58cm" svg:x="21.945cm" svg:y="24.618cm">
          <text:p text:style-name="P16"><text:span text:style-name="T5">Client 1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26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26" draw:text-style-name="P15" draw:layer="layout" svg:x1="21.945cm" svg:y1="14.131cm" svg:x2="17.836cm" svg:y2="16.016cm" draw:start-shape="id25" draw:start-glue-point="3" draw:end-shape="id24" draw:end-glue-point="1" svg:d="M21945 14131h-2068v1885h-2041" svg:viewBox="0 0 4110 1886">
          <text:p/>
        </draw:connector>
        <draw:connector draw:style-name="gr9" draw:text-style-name="P15" draw:layer="layout" svg:x1="21.945cm" svg:y1="12.326cm" svg:x2="17.836cm" svg:y2="10.516cm" draw:start-shape="id26" draw:start-glue-point="3" draw:end-shape="id27" draw:end-glue-point="1" svg:d="M21945 12326h-2055v-1810h-2054" svg:viewBox="0 0 4110 1811">
          <text:p/>
        </draw:connector>
        <draw:connector draw:style-name="gr26" draw:text-style-name="P15" draw:layer="layout" svg:x1="21.945cm" svg:y1="8.516cm" svg:x2="17.836cm" svg:y2="10.516cm" draw:start-shape="id28" draw:start-glue-point="3" draw:end-shape="id27" draw:end-glue-point="1" svg:d="M21945 8516h-2068v2000h-2041" svg:viewBox="0 0 4110 2001">
          <text:p/>
        </draw:connector>
        <draw:connector draw:style-name="gr9" draw:text-style-name="P15" draw:layer="layout" svg:x1="21.945cm" svg:y1="6.711cm" svg:x2="17.836cm" svg:y2="4.716cm" draw:start-shape="id29" draw:start-glue-point="3" draw:end-shape="id30" draw:end-glue-point="1" svg:d="M21945 6711h-2055v-1995h-2054" svg:viewBox="0 0 4110 1996">
          <text:p/>
        </draw:connector>
        <draw:connector draw:style-name="gr26" draw:text-style-name="P15" draw:layer="layout" draw:line-skew="1.091cm" svg:x1="27.135cm" svg:y1="8.516cm" svg:x2="17.836cm" svg:y2="4.716cm" draw:start-shape="id28" draw:start-glue-point="1" draw:end-shape="id30" draw:end-glue-point="1" svg:d="M27135 8516h1644v-3800h-10943" svg:viewBox="0 0 10944 3801">
          <text:p/>
        </draw:connector>
        <draw:frame draw:style-name="gr27" draw:text-style-name="P31" draw:layer="layout" svg:width="8.166cm" svg:height="2.319cm" svg:x="2.873cm" svg:y="4.016cm">
          <draw:text-box>
            <text:p><text:span text:style-name="T16">Trustroot</text:span></text:p>
          </draw:text-box>
        </draw:frame>
        <draw:frame draw:style-name="gr27" draw:text-style-name="P32" draw:layer="layout" svg:width="8.166cm" svg:height="2.319cm" svg:x="2.873cm" svg:y="22.817cm">
          <draw:text-box>
            <text:p><text:span text:style-name="T17">Trustanchor</text:span></text:p>
          </draw:text-box>
        </draw:frame>
        <draw:custom-shape draw:style-name="gr28" draw:text-style-name="P33" draw:layer="layout" svg:width="24.433cm" svg:height="9.995cm" svg:x="11.295cm" svg:y="18.631cm">
          <text:p/>
          <draw:enhanced-geometry svg:viewBox="0 0 21600 21600" draw:type="rectangle" draw:enhanced-path="M 0 0 L 21600 0 21600 21600 0 21600 0 0 Z N"/>
        </draw:custom-shape>
        <draw:frame draw:style-name="gr27" draw:text-style-name="P35" draw:layer="layout" svg:width="6.172cm" svg:height="2.319cm" svg:x="30.598cm" svg:y="26.77cm">
          <draw:text-box>
            <text:p text:style-name="P34"><text:span text:style-name="T18">WAMP Client or Router Node</text:span></text:p>
          </draw:text-box>
        </draw:frame>
        <draw:frame draw:style-name="gr29" draw:text-style-name="P31" draw:layer="layout" svg:width="8.166cm" svg:height="1.195cm" svg:x="11.706cm" svg:y="0.942cm">
          <draw:text-box>
            <text:p><text:span text:style-name="T16">Certificate Chain</text:span></text:p>
          </draw:text-box>
        </draw:frame>
        <draw:custom-shape draw:style-name="gr30" draw:text-style-name="P26" draw:layer="layout" svg:width="3.705cm" svg:height="1.058cm" svg:x="20.073cm" svg:y="2.364cm">
          <text:p text:style-name="P25"><text:span text:style-name="T13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26" draw:layer="layout" svg:width="3.705cm" svg:height="1.058cm" svg:x="6.51cm" svg:y="25.576cm">
          <text:p text:style-name="P25"><text:span text:style-name="T13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5.697cm" svg:height="1.058cm" svg:x="5.381cm" svg:y="11.96cm">
          <text:p text:style-name="P25"><text:span text:style-name="T13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5.697cm" svg:height="1.058cm" svg:x="5.499cm" svg:y="16.466cm">
          <text:p text:style-name="P25"><text:span text:style-name="T13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2" draw:text-style-name="P36" draw:layer="layout" svg:width="6.763cm" svg:height="8.061cm" svg:x="33.398cm" svg:y="18.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6.763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9" xml:id="id38" draw:id="id38" draw:layer="layout" svg:width="5.206cm" svg:height="2.21cm" svg:x="29.362cm" svg:y="6.071cm">
          <text:p text:style-name="P29"><text:span text:style-name="T14">Realm</text:span></text:p>
          <text:p text:style-name="P29"><text:span text:style-name="T1"/></text:p>
          <text:p text:style-name="P29"><text:span text:style-name="T15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3" draw:id="id33" draw:layer="layout" svg:width="5.205cm" svg:height="2.21cm" svg:x="24.233cm" svg:y="15.3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1" draw:id="id31" draw:layer="layout" svg:width="5.205cm" svg:height="2.209cm" svg:x="24.233cm" svg:y="23.784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A</text:span></text:p>
          <text:p text:style-name="P29"><text:span text:style-name="T1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2" draw:id="id32" draw:layer="layout" svg:width="5.205cm" svg:height="2.209cm" svg:x="24.233cm" svg:y="19.74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2</text:span></text:p>
          <text:p text:style-name="P29"><text:span text:style-name="T1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4" draw:id="id34" draw:layer="layout" svg:width="5.206cm" svg:height="2.209cm" svg:x="29.362cm" svg:y="9.629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5" draw:id="id35" draw:layer="layout" svg:width="5.205cm" svg:height="2.21cm" svg:x="34.191cm" svg:y="15.374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7" draw:id="id37" draw:layer="layout" svg:width="5.205cm" svg:height="2.209cm" svg:x="34.191cm" svg:y="23.784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B</text:span></text:p>
          <text:p text:style-name="P29"><text:span text:style-name="T1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6" draw:id="id36" draw:layer="layout" svg:width="5.205cm" svg:height="2.209cm" svg:x="34.191cm" svg:y="19.74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3</text:span></text:p>
          <text:p text:style-name="P29"><text:span text:style-name="T1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0" draw:text-style-name="P44" draw:layer="layout" svg:x1="26.835cm" svg:y1="23.784cm" svg:x2="26.835cm" svg:y2="21.951cm" draw:start-shape="id31" draw:start-glue-point="0" draw:end-shape="id32" draw:end-glue-point="2" svg:d="M26835 23784v-1833" svg:viewBox="0 0 1 1834">
          <text:p/>
        </draw:connector>
        <draw:connector draw:style-name="gr40" draw:text-style-name="P44" draw:layer="layout" svg:x1="26.835cm" svg:y1="19.742cm" svg:x2="26.835cm" svg:y2="17.584cm" draw:start-shape="id32" draw:start-glue-point="0" draw:end-shape="id33" draw:end-glue-point="2" svg:d="M26835 19742v-2158" svg:viewBox="0 0 1 2159">
          <text:p/>
        </draw:connector>
        <draw:connector draw:style-name="gr41" draw:text-style-name="P15" draw:layer="layout" svg:x1="26.835cm" svg:y1="15.374cm" svg:x2="31.965cm" svg:y2="11.838cm" draw:start-shape="id33" draw:start-glue-point="0" draw:end-shape="id34" draw:end-glue-point="2" svg:d="M26835 15374v-1768h5130v-1768" svg:viewBox="0 0 5131 3537">
          <text:p/>
        </draw:connector>
        <draw:connector draw:style-name="gr41" draw:text-style-name="P15" draw:layer="layout" svg:x1="36.793cm" svg:y1="15.374cm" svg:x2="31.965cm" svg:y2="11.838cm" draw:start-shape="id35" draw:start-glue-point="0" draw:end-shape="id34" draw:end-glue-point="2" svg:d="M36793 15374v-1768h-4828v-1768" svg:viewBox="0 0 4829 3537">
          <text:p/>
        </draw:connector>
        <draw:connector draw:style-name="gr42" draw:text-style-name="P45" draw:layer="layout" svg:x1="36.793cm" svg:y1="19.742cm" svg:x2="36.793cm" svg:y2="17.584cm" draw:start-shape="id36" draw:start-glue-point="0" draw:end-shape="id35" draw:end-glue-point="2" svg:d="M36793 19742v-2158" svg:viewBox="0 0 1 2159">
          <text:p/>
        </draw:connector>
        <draw:connector draw:style-name="gr42" draw:text-style-name="P45" draw:layer="layout" svg:x1="36.793cm" svg:y1="23.784cm" svg:x2="36.793cm" svg:y2="21.951cm" draw:start-shape="id37" draw:start-glue-point="0" draw:end-shape="id36" draw:end-glue-point="2" svg:d="M36793 23784v-1833" svg:viewBox="0 0 1 1834">
          <text:p/>
        </draw:connector>
        <draw:connector draw:style-name="gr43" draw:text-style-name="P46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44" draw:text-style-name="P47" draw:layer="layout" svg:width="8.829cm" svg:height="0.987cm" svg:x="23.33cm" svg:y="27.455cm">
          <draw:text-box>
            <text:p><text:span text:style-name="T19">User 2 Authority Domain</text:span></text:p>
          </draw:text-box>
        </draw:frame>
        <draw:frame draw:style-name="gr44" draw:text-style-name="P47" draw:layer="layout" svg:width="8.83cm" svg:height="0.987cm" svg:x="33.555cm" svg:y="27.455cm">
          <draw:text-box>
            <text:p><text:span text:style-name="T19">User 3 Authority Domain</text:span></text:p>
          </draw:text-box>
        </draw:frame>
        <draw:custom-shape draw:style-name="gr38" draw:text-style-name="P42" xml:id="id41" draw:id="id41" draw:layer="layout" svg:width="5.206cm" svg:height="2.209cm" svg:x="2.627cm" svg:y="15.46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9" draw:id="id39" draw:layer="layout" svg:width="5.206cm" svg:height="2.209cm" svg:x="2.627cm" svg:y="23.77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A</text:span></text:p>
          <text:p text:style-name="P29"><text:span text:style-name="T1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0" draw:id="id40" draw:layer="layout" svg:width="5.206cm" svg:height="2.209cm" svg:x="2.627cm" svg:y="19.73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45" draw:text-style-name="P42" xml:id="id42" draw:id="id42" draw:layer="layout" svg:width="5.205cm" svg:height="2.21cm" svg:x="7.757cm" svg:y="9.516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3" draw:id="id43" draw:layer="layout" svg:width="5.206cm" svg:height="2.209cm" svg:x="12.585cm" svg:y="15.462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5" draw:id="id45" draw:layer="layout" svg:width="5.206cm" svg:height="2.209cm" svg:x="12.585cm" svg:y="23.772cm">
          <text:p text:style-name="P29"><text:span text:style-name="T14">EIP712DelegateCertificate</text:span></text:p>
          <text:p text:style-name="P29"><text:span text:style-name="T1"/></text:p>
          <text:p text:style-name="P29"><text:span text:style-name="T15">Issuer</text:span><text:span text:style-name="T1">: Delegate B</text:span></text:p>
          <text:p text:style-name="P29"><text:span text:style-name="T1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44" draw:id="id44" draw:layer="layout" svg:width="5.206cm" svg:height="2.209cm" svg:x="12.585cm" svg:y="19.73cm">
          <text:p text:style-name="P29"><text:span text:style-name="T14">EIP712AuthorityCertificate</text:span></text:p>
          <text:p text:style-name="P29"><text:span text:style-name="T1"/></text:p>
          <text:p text:style-name="P29"><text:span text:style-name="T15">Issuer</text:span><text:span text:style-name="T1">: User 1</text:span></text:p>
          <text:p text:style-name="P29"><text:span text:style-name="T1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41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41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41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41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41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44" draw:text-style-name="P47" draw:layer="layout" svg:width="8.83cm" svg:height="0.987cm" svg:x="6.605cm" svg:y="3.489cm">
          <draw:text-box>
            <text:p><text:span text:style-name="T19">User 1 Authority Domain</text:span></text:p>
          </draw:text-box>
        </draw:frame>
        <draw:custom-shape draw:style-name="gr46" draw:text-style-name="P48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8.83cm" svg:height="0.987cm" svg:x="28.266cm" svg:y="3.667cm">
          <draw:text-box>
            <text:p><text:span text:style-name="T19">User 1 Authority Domain</text:span></text:p>
          </draw:text-box>
        </draw:frame>
        <draw:frame draw:style-name="gr29" draw:text-style-name="P50" draw:layer="layout" svg:width="16.828cm" svg:height="1.195cm" svg:x="1.764cm" svg:y="1cm">
          <draw:text-box>
            <text:p text:style-name="P49"><text:span text:style-name="T20">I. Standalone Trustroot</text:span></text:p>
          </draw:text-box>
        </draw:frame>
        <draw:frame draw:style-name="gr29" draw:text-style-name="P50" draw:layer="layout" svg:width="16.828cm" svg:height="1.195cm" svg:x="23.364cm" svg:y="1.001cm">
          <draw:text-box>
            <text:p text:style-name="P49"><text:span text:style-name="T20">II. Shared Trustroot</text:span></text:p>
          </draw:text-box>
        </draw:frame>
        <draw:custom-shape draw:style-name="gr47" draw:text-style-name="P26" draw:layer="layout" svg:width="10.084cm" svg:height="1.636cm" svg:x="18.324cm" svg:y="11.697cm">
          <text:p text:style-name="P25"><text:span text:style-name="T13">Trust establishment, admission can be:</text:span></text:p>
          <text:p text:style-name="P25"><text:span text:style-name="T13">open, permissioned or 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5T15:38:36.035232830</dc:date>
    <meta:editing-duration>PT1H2M33S</meta:editing-duration>
    <meta:editing-cycles>15</meta:editing-cycles>
    <meta:generator>LibreOffice/6.4.7.2$Linux_X86_64 LibreOffice_project/40$Build-2</meta:generator>
    <meta:document-statistic meta:object-count="119"/>
  </office:meta>
</office:document-meta>
</file>